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1c39" officeooo:paragraph-rsid="00001c39"/>
    </style:style>
    <style:style style:name="P2" style:family="paragraph" style:parent-style-name="Standard">
      <style:text-properties officeooo:rsid="00017315" officeooo:paragraph-rsid="0003bcaf"/>
    </style:style>
    <style:style style:name="P3" style:family="paragraph" style:parent-style-name="Standard">
      <style:text-properties fo:font-weight="bold" officeooo:rsid="0001a1f6" officeooo:paragraph-rsid="0003bcaf" style:font-weight-asian="bold" style:font-weight-complex="bold"/>
    </style:style>
    <style:style style:name="P4" style:family="paragraph" style:parent-style-name="Standard">
      <style:text-properties fo:font-weight="bold" officeooo:rsid="0002851d" officeooo:paragraph-rsid="0003bcaf" style:font-weight-asian="bold" style:font-weight-complex="bold"/>
    </style:style>
    <style:style style:name="P5" style:family="paragraph" style:parent-style-name="Standard">
      <style:text-properties fo:font-weight="bold" officeooo:rsid="00133b43" officeooo:paragraph-rsid="0003bcaf" style:font-weight-asian="bold" style:font-weight-complex="bold"/>
    </style:style>
    <style:style style:name="P6" style:family="paragraph" style:parent-style-name="Standard">
      <style:text-properties fo:font-weight="bold" officeooo:rsid="00005c05" officeooo:paragraph-rsid="00053d08" style:font-weight-asian="bold" style:font-weight-complex="bold"/>
    </style:style>
    <style:style style:name="P7" style:family="paragraph" style:parent-style-name="Standard">
      <style:text-properties fo:font-weight="bold" officeooo:rsid="000148e4" officeooo:paragraph-rsid="00053d08" style:font-weight-asian="bold" style:font-weight-complex="bold"/>
    </style:style>
    <style:style style:name="P8" style:family="paragraph" style:parent-style-name="Standard">
      <style:text-properties fo:font-weight="bold" officeooo:rsid="0002e00c" officeooo:paragraph-rsid="00053d08" style:font-weight-asian="bold" style:font-weight-complex="bold"/>
    </style:style>
    <style:style style:name="P9" style:family="paragraph" style:parent-style-name="Standard">
      <style:text-properties fo:font-weight="bold" officeooo:rsid="00040d99" officeooo:paragraph-rsid="00053d08" style:font-weight-asian="bold" style:font-weight-complex="bold"/>
    </style:style>
    <style:style style:name="P10" style:family="paragraph" style:parent-style-name="Standard">
      <style:text-properties fo:font-weight="bold" officeooo:rsid="0004f299" officeooo:paragraph-rsid="00053d08" style:font-weight-asian="bold" style:font-weight-complex="bold"/>
    </style:style>
    <style:style style:name="P11" style:family="paragraph" style:parent-style-name="Standard">
      <style:text-properties fo:font-weight="bold" officeooo:rsid="0005f308" officeooo:paragraph-rsid="00053d08" style:font-weight-asian="bold" style:font-weight-complex="bold"/>
    </style:style>
    <style:style style:name="P12" style:family="paragraph" style:parent-style-name="Standard">
      <style:text-properties fo:font-weight="bold" officeooo:rsid="0006c3f2" officeooo:paragraph-rsid="00053d08" style:font-weight-asian="bold" style:font-weight-complex="bold"/>
    </style:style>
    <style:style style:name="P13" style:family="paragraph" style:parent-style-name="Standard">
      <style:text-properties fo:font-weight="bold" officeooo:rsid="000a120a" officeooo:paragraph-rsid="00053d08" style:font-weight-asian="bold" style:font-weight-complex="bold"/>
    </style:style>
    <style:style style:name="P14" style:family="paragraph" style:parent-style-name="Standard">
      <style:text-properties fo:font-weight="bold" officeooo:rsid="000b1280" officeooo:paragraph-rsid="00053d08" style:font-weight-asian="bold" style:font-weight-complex="bold"/>
    </style:style>
    <style:style style:name="P15" style:family="paragraph" style:parent-style-name="Standard">
      <style:text-properties fo:font-weight="normal" officeooo:rsid="0001a1f6" officeooo:paragraph-rsid="0003bcaf" style:font-weight-asian="normal" style:font-weight-complex="normal"/>
    </style:style>
    <style:style style:name="P16" style:family="paragraph" style:parent-style-name="Standard">
      <style:text-properties fo:font-weight="normal" officeooo:rsid="0001e421" officeooo:paragraph-rsid="0003bcaf" style:font-weight-asian="normal" style:font-weight-complex="normal"/>
    </style:style>
    <style:style style:name="P17" style:family="paragraph" style:parent-style-name="Standard">
      <style:text-properties fo:font-weight="normal" officeooo:rsid="0002851d" officeooo:paragraph-rsid="0003bcaf" style:font-weight-asian="normal" style:font-weight-complex="normal"/>
    </style:style>
    <style:style style:name="P18" style:family="paragraph" style:parent-style-name="Standard">
      <style:text-properties fo:font-weight="normal" officeooo:rsid="0003d2f8" officeooo:paragraph-rsid="0003bca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197de" officeooo:paragraph-rsid="0003bca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d7816" officeooo:paragraph-rsid="0003bca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2acbf" officeooo:paragraph-rsid="0003bcaf" style:font-weight-asian="normal" style:font-weight-complex="normal"/>
    </style:style>
    <style:style style:name="P22" style:family="paragraph" style:parent-style-name="Standard" style:list-style-name="L1">
      <style:text-properties fo:font-weight="bold" officeooo:rsid="00017315" officeooo:paragraph-rsid="0003bcaf" style:font-weight-asian="bold" style:font-weight-complex="bold"/>
    </style:style>
    <style:style style:name="P23" style:family="paragraph" style:parent-style-name="Standard" style:list-style-name="L1">
      <style:text-properties fo:font-weight="bold" officeooo:rsid="0001a1f6" officeooo:paragraph-rsid="0003bcaf" style:font-weight-asian="bold" style:font-weight-complex="bold"/>
    </style:style>
    <style:style style:name="P24" style:family="paragraph" style:parent-style-name="Standard" style:list-style-name="L2">
      <style:text-properties fo:font-weight="bold" officeooo:rsid="0002851d" officeooo:paragraph-rsid="0003bcaf" style:font-weight-asian="bold" style:font-weight-complex="bold"/>
    </style:style>
    <style:style style:name="P25" style:family="paragraph" style:parent-style-name="Standard" style:list-style-name="L3">
      <style:text-properties fo:font-weight="bold" officeooo:rsid="0004039b" officeooo:paragraph-rsid="0003bcaf" style:font-weight-asian="bold" style:font-weight-complex="bold"/>
    </style:style>
    <style:style style:name="P26" style:family="paragraph" style:parent-style-name="Standard" style:list-style-name="L3">
      <style:text-properties fo:font-weight="bold" officeooo:rsid="000427e2" officeooo:paragraph-rsid="0003bcaf" style:font-weight-asian="bold" style:font-weight-complex="bold"/>
    </style:style>
    <style:style style:name="P27" style:family="paragraph" style:parent-style-name="Standard" style:list-style-name="L3">
      <style:text-properties fo:font-weight="bold" officeooo:rsid="00054bfc" officeooo:paragraph-rsid="0003bcaf" style:font-weight-asian="bold" style:font-weight-complex="bold"/>
    </style:style>
    <style:style style:name="P28" style:family="paragraph" style:parent-style-name="Standard" style:list-style-name="L3">
      <style:text-properties fo:font-weight="bold" officeooo:rsid="0006863b" officeooo:paragraph-rsid="0003bcaf" style:font-weight-asian="bold" style:font-weight-complex="bold"/>
    </style:style>
    <style:style style:name="P29" style:family="paragraph" style:parent-style-name="Standard" style:list-style-name="L3">
      <style:text-properties fo:font-weight="bold" officeooo:rsid="00085333" officeooo:paragraph-rsid="0003bcaf" style:font-weight-asian="bold" style:font-weight-complex="bold"/>
    </style:style>
    <style:style style:name="P30" style:family="paragraph" style:parent-style-name="Standard" style:list-style-name="L3">
      <style:text-properties fo:font-weight="bold" officeooo:rsid="000b97c2" officeooo:paragraph-rsid="0003bcaf" style:font-weight-asian="bold" style:font-weight-complex="bold"/>
    </style:style>
    <style:style style:name="P31" style:family="paragraph" style:parent-style-name="Standard" style:list-style-name="L3">
      <style:text-properties fo:font-weight="bold" officeooo:rsid="000c904f" officeooo:paragraph-rsid="0003bcaf" style:font-weight-asian="bold" style:font-weight-complex="bold"/>
    </style:style>
    <style:style style:name="P32" style:family="paragraph" style:parent-style-name="Standard" style:list-style-name="L3">
      <style:text-properties fo:font-weight="bold" officeooo:rsid="001197de" officeooo:paragraph-rsid="0003bcaf" style:font-weight-asian="bold" style:font-weight-complex="bold"/>
    </style:style>
    <style:style style:name="P33" style:family="paragraph" style:parent-style-name="Standard" style:list-style-name="L4">
      <style:text-properties fo:font-weight="bold" officeooo:rsid="00133b43" officeooo:paragraph-rsid="0003bcaf" style:font-weight-asian="bold" style:font-weight-complex="bold"/>
    </style:style>
    <style:style style:name="P34" style:family="paragraph" style:parent-style-name="Standard" style:list-style-name="L4">
      <style:text-properties fo:font-weight="bold" officeooo:rsid="001752d1" officeooo:paragraph-rsid="0003bcaf" style:font-weight-asian="bold" style:font-weight-complex="bold"/>
    </style:style>
    <style:style style:name="P35" style:family="paragraph" style:parent-style-name="Standard" style:list-style-name="L4">
      <style:text-properties fo:font-weight="bold" officeooo:rsid="001759be" officeooo:paragraph-rsid="0003bcaf" style:font-weight-asian="bold" style:font-weight-complex="bold"/>
    </style:style>
    <style:style style:name="P36" style:family="paragraph" style:parent-style-name="Standard" style:list-style-name="L4">
      <style:text-properties fo:font-weight="bold" officeooo:rsid="0018ebfc" officeooo:paragraph-rsid="0003bcaf" style:font-weight-asian="bold" style:font-weight-complex="bold"/>
    </style:style>
    <style:style style:name="P37" style:family="paragraph" style:parent-style-name="Standard" style:list-style-name="L4">
      <style:text-properties fo:font-weight="bold" officeooo:rsid="0019d9cd" officeooo:paragraph-rsid="0003bcaf" style:font-weight-asian="bold" style:font-weight-complex="bold"/>
    </style:style>
    <style:style style:name="P38" style:family="paragraph" style:parent-style-name="Standard" style:list-style-name="L4">
      <style:text-properties fo:font-weight="bold" officeooo:rsid="001b8a62" officeooo:paragraph-rsid="0003bcaf" style:font-weight-asian="bold" style:font-weight-complex="bold"/>
    </style:style>
    <style:style style:name="P39" style:family="paragraph" style:parent-style-name="Standard" style:list-style-name="L4">
      <style:text-properties fo:font-weight="bold" officeooo:rsid="001d7816" officeooo:paragraph-rsid="0003bcaf" style:font-weight-asian="bold" style:font-weight-complex="bold"/>
    </style:style>
    <style:style style:name="P40" style:family="paragraph" style:parent-style-name="Standard" style:list-style-name="L7">
      <style:text-properties fo:font-weight="bold" officeooo:rsid="0006c3f2" officeooo:paragraph-rsid="00053d08" style:font-weight-asian="bold" style:font-weight-complex="bold"/>
    </style:style>
    <style:style style:name="P41" style:family="paragraph" style:parent-style-name="Standard" style:list-style-name="L8">
      <style:text-properties fo:font-weight="bold" officeooo:rsid="000ba389" officeooo:paragraph-rsid="00053d08" style:font-weight-asian="bold" style:font-weight-complex="bold"/>
    </style:style>
    <style:style style:name="P42" style:family="paragraph" style:parent-style-name="Standard" style:list-style-name="L8">
      <style:text-properties fo:font-weight="bold" officeooo:rsid="0015c5f4" officeooo:paragraph-rsid="00053d08" style:font-weight-asian="bold" style:font-weight-complex="bold"/>
    </style:style>
    <style:style style:name="P43" style:family="paragraph" style:parent-style-name="Standard" style:list-style-name="L8">
      <style:text-properties fo:font-weight="bold" officeooo:rsid="000bfe58" officeooo:paragraph-rsid="00053d08" style:font-weight-asian="bold" style:font-weight-complex="bold"/>
    </style:style>
    <style:style style:name="P44" style:family="paragraph" style:parent-style-name="Standard" style:list-style-name="L8">
      <style:text-properties fo:font-weight="bold" officeooo:rsid="0012cc92" officeooo:paragraph-rsid="00053d08" style:font-weight-asian="bold" style:font-weight-complex="bold"/>
    </style:style>
    <style:style style:name="P45" style:family="paragraph" style:parent-style-name="Standard" style:list-style-name="L8">
      <style:text-properties fo:font-weight="bold" officeooo:rsid="0014a664" officeooo:paragraph-rsid="00053d08" style:font-weight-asian="bold" style:font-weight-complex="bold"/>
    </style:style>
    <style:style style:name="P46" style:family="paragraph" style:parent-style-name="Standard" style:list-style-name="L8">
      <style:text-properties fo:font-weight="bold" officeooo:rsid="00163b78" officeooo:paragraph-rsid="00053d08" style:font-weight-asian="bold" style:font-weight-complex="bold"/>
    </style:style>
    <style:style style:name="P47" style:family="paragraph" style:parent-style-name="Standard" style:list-style-name="L8">
      <style:text-properties fo:font-weight="bold" officeooo:rsid="0018dd32" officeooo:paragraph-rsid="00053d08" style:font-weight-asian="bold" style:font-weight-complex="bold"/>
    </style:style>
    <style:style style:name="P48" style:family="paragraph" style:parent-style-name="Standard" style:list-style-name="L8">
      <style:text-properties fo:font-weight="bold" officeooo:rsid="001bf342" officeooo:paragraph-rsid="00053d08" style:font-weight-asian="bold" style:font-weight-complex="bold"/>
    </style:style>
    <style:style style:name="P49" style:family="paragraph" style:parent-style-name="Standard" style:list-style-name="L8">
      <style:text-properties fo:font-weight="bold" officeooo:rsid="001d7db9" officeooo:paragraph-rsid="00053d08" style:font-weight-asian="bold" style:font-weight-complex="bold"/>
    </style:style>
    <style:style style:name="P50" style:family="paragraph" style:parent-style-name="Standard" style:list-style-name="L8">
      <style:text-properties fo:font-weight="bold" officeooo:rsid="001f5d03" officeooo:paragraph-rsid="00053d08" style:font-weight-asian="bold" style:font-weight-complex="bold"/>
    </style:style>
    <style:style style:name="P51" style:family="paragraph" style:parent-style-name="Standard" style:list-style-name="L8">
      <style:text-properties fo:font-weight="bold" officeooo:rsid="00206fdd" officeooo:paragraph-rsid="00053d08" style:font-weight-asian="bold" style:font-weight-complex="bold"/>
    </style:style>
    <style:style style:name="P52" style:family="paragraph" style:parent-style-name="Standard" style:list-style-name="L8">
      <style:text-properties fo:font-weight="bold" officeooo:rsid="0020ea7d" officeooo:paragraph-rsid="00053d08" style:font-weight-asian="bold" style:font-weight-complex="bold"/>
    </style:style>
    <style:style style:name="P53" style:family="paragraph" style:parent-style-name="Standard" style:list-style-name="L8">
      <style:text-properties fo:font-weight="bold" officeooo:rsid="002401a6" officeooo:paragraph-rsid="00053d08" style:font-weight-asian="bold" style:font-weight-complex="bold"/>
    </style:style>
    <style:style style:name="P54" style:family="paragraph" style:parent-style-name="Standard">
      <style:text-properties fo:font-weight="bold" officeooo:rsid="002401a6" officeooo:paragraph-rsid="00053d08" style:font-weight-asian="bold" style:font-weight-complex="bold"/>
    </style:style>
    <style:style style:name="P55" style:family="paragraph" style:parent-style-name="Standard" style:list-style-name="L15">
      <style:text-properties fo:font-weight="bold" officeooo:rsid="001ea8df" officeooo:paragraph-rsid="0006266c" style:font-weight-asian="bold" style:font-weight-complex="bold"/>
    </style:style>
    <style:style style:name="P56" style:family="paragraph" style:parent-style-name="Standard">
      <style:text-properties fo:font-weight="bold" officeooo:rsid="001ea8df" officeooo:paragraph-rsid="0006266c" style:font-weight-asian="bold" style:font-weight-complex="bold"/>
    </style:style>
    <style:style style:name="P57" style:family="paragraph" style:parent-style-name="Standard">
      <style:text-properties fo:font-weight="bold" officeooo:rsid="0000fcb2" officeooo:paragraph-rsid="0006266c" style:font-weight-asian="bold" style:font-weight-complex="bold"/>
    </style:style>
    <style:style style:name="P58" style:family="paragraph" style:parent-style-name="Standard" style:list-style-name="L10">
      <style:text-properties fo:font-weight="bold" officeooo:rsid="00019479" officeooo:paragraph-rsid="0006266c" style:font-weight-asian="bold" style:font-weight-complex="bold"/>
    </style:style>
    <style:style style:name="P59" style:family="paragraph" style:parent-style-name="Standard" style:list-style-name="L10">
      <style:text-properties fo:font-weight="bold" officeooo:rsid="0001b611" officeooo:paragraph-rsid="0006266c" style:font-weight-asian="bold" style:font-weight-complex="bold"/>
    </style:style>
    <style:style style:name="P60" style:family="paragraph" style:parent-style-name="Standard" style:list-style-name="L10">
      <style:text-properties fo:font-weight="bold" officeooo:rsid="0002ef74" officeooo:paragraph-rsid="0006266c" style:font-weight-asian="bold" style:font-weight-complex="bold"/>
    </style:style>
    <style:style style:name="P61" style:family="paragraph" style:parent-style-name="Standard">
      <style:text-properties fo:font-weight="bold" officeooo:rsid="0002ef74" officeooo:paragraph-rsid="0006266c" style:font-weight-asian="bold" style:font-weight-complex="bold"/>
    </style:style>
    <style:style style:name="P62" style:family="paragraph" style:parent-style-name="Standard">
      <style:text-properties fo:font-weight="bold" officeooo:rsid="00032a05" officeooo:paragraph-rsid="0006266c" style:font-weight-asian="bold" style:font-weight-complex="bold"/>
    </style:style>
    <style:style style:name="P63" style:family="paragraph" style:parent-style-name="Standard" style:list-style-name="L13">
      <style:text-properties fo:font-weight="bold" officeooo:rsid="00038940" officeooo:paragraph-rsid="0006266c" style:font-weight-asian="bold" style:font-weight-complex="bold"/>
    </style:style>
    <style:style style:name="P64" style:family="paragraph" style:parent-style-name="Standard" style:list-style-name="L13">
      <style:text-properties fo:font-weight="bold" officeooo:rsid="00065ae7" officeooo:paragraph-rsid="0006266c" style:font-weight-asian="bold" style:font-weight-complex="bold"/>
    </style:style>
    <style:style style:name="P65" style:family="paragraph" style:parent-style-name="Standard" style:list-style-name="L13">
      <style:text-properties fo:font-weight="bold" officeooo:rsid="0004aaea" officeooo:paragraph-rsid="0006266c" style:font-weight-asian="bold" style:font-weight-complex="bold"/>
    </style:style>
    <style:style style:name="P66" style:family="paragraph" style:parent-style-name="Standard" style:list-style-name="L13">
      <style:text-properties fo:font-weight="bold" officeooo:rsid="0007991c" officeooo:paragraph-rsid="0006266c" style:font-weight-asian="bold" style:font-weight-complex="bold"/>
    </style:style>
    <style:style style:name="P67" style:family="paragraph" style:parent-style-name="Standard" style:list-style-name="L13">
      <style:text-properties fo:font-weight="bold" officeooo:rsid="000959dd" officeooo:paragraph-rsid="0006266c" style:font-weight-asian="bold" style:font-weight-complex="bold"/>
    </style:style>
    <style:style style:name="P68" style:family="paragraph" style:parent-style-name="Standard" style:list-style-name="L13">
      <style:text-properties fo:font-weight="bold" officeooo:rsid="000b8e2d" officeooo:paragraph-rsid="0006266c" style:font-weight-asian="bold" style:font-weight-complex="bold"/>
    </style:style>
    <style:style style:name="P69" style:family="paragraph" style:parent-style-name="Standard">
      <style:text-properties fo:font-weight="bold" officeooo:rsid="000b8e2d" officeooo:paragraph-rsid="0006266c" style:font-weight-asian="bold" style:font-weight-complex="bold"/>
    </style:style>
    <style:style style:name="P70" style:family="paragraph" style:parent-style-name="Standard">
      <style:text-properties fo:font-weight="bold" officeooo:rsid="000dff5c" officeooo:paragraph-rsid="0006266c" style:font-weight-asian="bold" style:font-weight-complex="bold"/>
    </style:style>
    <style:style style:name="P71" style:family="paragraph" style:parent-style-name="Standard" style:list-style-name="L14">
      <style:text-properties fo:font-weight="bold" officeooo:rsid="00168be1" officeooo:paragraph-rsid="0006266c" style:font-weight-asian="bold" style:font-weight-complex="bold"/>
    </style:style>
    <style:style style:name="P72" style:family="paragraph" style:parent-style-name="Standard">
      <style:text-properties fo:font-weight="bold" officeooo:rsid="00168be1" officeooo:paragraph-rsid="0006266c" style:font-weight-asian="bold" style:font-weight-complex="bold"/>
    </style:style>
    <style:style style:name="P73" style:family="paragraph" style:parent-style-name="Standard" style:list-style-name="L14">
      <style:text-properties fo:font-weight="bold" officeooo:rsid="0019768d" officeooo:paragraph-rsid="0006266c" style:font-weight-asian="bold" style:font-weight-complex="bold"/>
    </style:style>
    <style:style style:name="P74" style:family="paragraph" style:parent-style-name="Standard" style:list-style-name="L14">
      <style:text-properties fo:font-weight="bold" officeooo:rsid="001a886d" officeooo:paragraph-rsid="0006266c" style:font-weight-asian="bold" style:font-weight-complex="bold"/>
    </style:style>
    <style:style style:name="P75" style:family="paragraph" style:parent-style-name="Standard" style:list-style-name="L14">
      <style:text-properties fo:font-weight="bold" officeooo:rsid="001d0d4e" officeooo:paragraph-rsid="0006266c" style:font-weight-asian="bold" style:font-weight-complex="bold"/>
    </style:style>
    <style:style style:name="P76" style:family="paragraph" style:parent-style-name="Standard" style:list-style-name="L14">
      <style:text-properties fo:font-weight="bold" officeooo:rsid="000efc15" officeooo:paragraph-rsid="0006266c" style:font-weight-asian="bold" style:font-weight-complex="bold"/>
    </style:style>
    <style:style style:name="P77" style:family="paragraph" style:parent-style-name="Standard" style:list-style-name="L14">
      <style:text-properties fo:font-weight="bold" officeooo:rsid="000f23f6" officeooo:paragraph-rsid="0006266c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35700" officeooo:paragraph-rsid="0006266c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4c2d0" officeooo:paragraph-rsid="0006266c" style:font-weight-asian="bold" style:font-weight-complex="bold"/>
    </style:style>
    <style:style style:name="P80" style:family="paragraph" style:parent-style-name="Standard" style:list-style-name="L14">
      <style:text-properties fo:font-weight="bold" officeooo:rsid="00153a07" officeooo:paragraph-rsid="0006266c" style:font-weight-asian="bold" style:font-weight-complex="bold"/>
    </style:style>
    <style:style style:name="P81" style:family="paragraph" style:parent-style-name="Standard" style:list-style-name="L14">
      <style:text-properties fo:font-weight="bold" officeooo:rsid="00154bae" officeooo:paragraph-rsid="0006266c" style:font-weight-asian="bold" style:font-weight-complex="bold"/>
    </style:style>
    <style:style style:name="P82" style:family="paragraph" style:parent-style-name="Standard" style:list-style-name="L14">
      <style:text-properties fo:font-weight="bold" officeooo:rsid="001684e2" officeooo:paragraph-rsid="0006266c" style:font-weight-asian="bold" style:font-weight-complex="bold"/>
    </style:style>
    <style:style style:name="P83" style:family="paragraph" style:parent-style-name="Standard">
      <style:text-properties fo:font-weight="bold" officeooo:rsid="00181ee5" officeooo:paragraph-rsid="0006266c" style:font-weight-asian="bold" style:font-weight-complex="bold"/>
    </style:style>
    <style:style style:name="P84" style:family="paragraph" style:parent-style-name="Standard" style:list-style-name="L1">
      <style:text-properties fo:font-weight="normal" officeooo:rsid="00017315" officeooo:paragraph-rsid="0003bcaf" style:font-weight-asian="normal" style:font-weight-complex="normal"/>
    </style:style>
    <style:style style:name="P85" style:family="paragraph" style:parent-style-name="Standard" style:list-style-name="L3">
      <style:text-properties fo:font-weight="normal" officeooo:rsid="0003d2f8" officeooo:paragraph-rsid="0003bcaf" style:font-weight-asian="normal" style:font-weight-complex="normal"/>
    </style:style>
    <style:style style:name="P86" style:family="paragraph" style:parent-style-name="Standard" style:list-style-name="L3">
      <style:text-properties fo:font-weight="normal" officeooo:rsid="000427e2" officeooo:paragraph-rsid="0003bcaf" style:font-weight-asian="normal" style:font-weight-complex="normal"/>
    </style:style>
    <style:style style:name="P87" style:family="paragraph" style:parent-style-name="Standard" style:list-style-name="L5">
      <style:text-properties fo:font-weight="normal" officeooo:rsid="0022acbf" officeooo:paragraph-rsid="0003bcaf" style:font-weight-asian="normal" style:font-weight-complex="normal"/>
    </style:style>
    <style:style style:name="P88" style:family="paragraph" style:parent-style-name="Standard" style:list-style-name="L5">
      <style:text-properties fo:font-weight="normal" officeooo:rsid="0027a847" officeooo:paragraph-rsid="0003bcaf" style:font-weight-asian="normal" style:font-weight-complex="normal"/>
    </style:style>
    <style:style style:name="P89" style:family="paragraph" style:parent-style-name="Standard" style:list-style-name="L6">
      <style:text-properties fo:font-weight="normal" officeooo:rsid="00005c05" officeooo:paragraph-rsid="00053d08" style:font-weight-asian="normal" style:font-weight-complex="normal"/>
    </style:style>
    <style:style style:name="P90" style:family="paragraph" style:parent-style-name="Standard">
      <style:text-properties fo:font-weight="normal" officeooo:rsid="000148e4" officeooo:paragraph-rsid="00053d08" style:font-weight-asian="normal" style:font-weight-complex="normal"/>
    </style:style>
    <style:style style:name="P91" style:family="paragraph" style:parent-style-name="Standard">
      <style:text-properties fo:font-weight="normal" officeooo:rsid="0002e00c" officeooo:paragraph-rsid="00053d08" style:font-weight-asian="normal" style:font-weight-complex="normal"/>
    </style:style>
    <style:style style:name="P92" style:family="paragraph" style:parent-style-name="Standard">
      <style:text-properties fo:font-weight="normal" officeooo:rsid="0004a3e4" officeooo:paragraph-rsid="00053d08" style:font-weight-asian="normal" style:font-weight-complex="normal"/>
    </style:style>
    <style:style style:name="P93" style:family="paragraph" style:parent-style-name="Standard" style:list-style-name="L14">
      <style:text-properties fo:font-weight="normal" officeooo:rsid="000fa483" officeooo:paragraph-rsid="0006266c" style:font-weight-asian="normal" style:font-weight-complex="normal"/>
    </style:style>
    <style:style style:name="P94" style:family="paragraph" style:parent-style-name="Standard" style:list-style-name="L14">
      <style:text-properties fo:font-weight="normal" officeooo:rsid="000fa835" officeooo:paragraph-rsid="0006266c" style:font-weight-asian="normal" style:font-weight-complex="normal"/>
    </style:style>
    <style:style style:name="P95" style:family="paragraph" style:parent-style-name="Standard" style:list-style-name="L14">
      <style:text-properties fo:font-weight="normal" officeooo:rsid="0010a14d" officeooo:paragraph-rsid="0006266c" style:font-weight-asian="normal" style:font-weight-complex="normal"/>
    </style:style>
    <style:style style:name="P96" style:family="paragraph" style:parent-style-name="Standard" style:list-style-name="L14">
      <style:text-properties fo:font-weight="normal" officeooo:rsid="00115b47" officeooo:paragraph-rsid="0006266c" style:font-weight-asian="normal" style:font-weight-complex="normal"/>
    </style:style>
    <style:style style:name="P97" style:family="paragraph" style:parent-style-name="Standard" style:list-style-name="L4">
      <style:text-properties style:text-underline-style="none" fo:font-weight="normal" officeooo:rsid="001f6e6f" officeooo:paragraph-rsid="0003bcaf" style:font-weight-asian="normal" style:font-weight-complex="normal"/>
    </style:style>
    <style:style style:name="P98" style:family="paragraph" style:parent-style-name="Standard" style:list-style-name="L4">
      <style:text-properties style:text-underline-style="none" fo:font-weight="normal" officeooo:rsid="00149a9d" officeooo:paragraph-rsid="0003bcaf" style:font-weight-asian="normal" style:font-weight-complex="normal"/>
    </style:style>
    <style:style style:name="P99" style:family="paragraph" style:parent-style-name="Standard" style:list-style-name="L4">
      <style:text-properties style:text-underline-style="none" fo:font-weight="normal" officeooo:rsid="001759be" officeooo:paragraph-rsid="0003bcaf" style:font-weight-asian="normal" style:font-weight-complex="normal"/>
    </style:style>
    <style:style style:name="P100" style:family="paragraph" style:parent-style-name="Standard" style:list-style-name="L4">
      <style:text-properties style:text-underline-style="none" fo:font-weight="normal" officeooo:rsid="0019d9cd" officeooo:paragraph-rsid="0003bca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050fac" officeooo:paragraph-rsid="00053d0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05f308" officeooo:paragraph-rsid="00053d08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06c3f2" officeooo:paragraph-rsid="00053d08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0a120a" officeooo:paragraph-rsid="00053d08" style:font-weight-asian="normal" style:font-weight-complex="normal"/>
    </style:style>
    <style:style style:name="P105" style:family="paragraph" style:parent-style-name="Standard" style:list-style-name="L8">
      <style:text-properties style:text-underline-style="none" fo:font-weight="normal" officeooo:rsid="000ba389" officeooo:paragraph-rsid="00053d08" style:font-weight-asian="normal" style:font-weight-complex="normal"/>
    </style:style>
    <style:style style:name="P106" style:family="paragraph" style:parent-style-name="Standard" style:list-style-name="L8">
      <style:text-properties style:text-underline-style="none" fo:font-weight="normal" officeooo:rsid="0015c5f4" officeooo:paragraph-rsid="00053d08" style:font-weight-asian="normal" style:font-weight-complex="normal"/>
    </style:style>
    <style:style style:name="P107" style:family="paragraph" style:parent-style-name="Standard" style:list-style-name="L8">
      <style:text-properties style:text-underline-style="none" fo:font-weight="normal" officeooo:rsid="000bfe58" officeooo:paragraph-rsid="00053d08" style:font-weight-asian="normal" style:font-weight-complex="normal"/>
    </style:style>
    <style:style style:name="P108" style:family="paragraph" style:parent-style-name="Standard" style:list-style-name="L8">
      <style:text-properties style:text-underline-style="none" fo:font-weight="normal" officeooo:rsid="000f7d31" officeooo:paragraph-rsid="00053d08" style:font-weight-asian="normal" style:font-weight-complex="normal"/>
    </style:style>
    <style:style style:name="P109" style:family="paragraph" style:parent-style-name="Standard" style:list-style-name="L8">
      <style:text-properties style:text-underline-style="none" fo:font-weight="normal" officeooo:rsid="001139d7" officeooo:paragraph-rsid="00053d08" style:font-weight-asian="normal" style:font-weight-complex="normal"/>
    </style:style>
    <style:style style:name="P110" style:family="paragraph" style:parent-style-name="Standard" style:list-style-name="L8">
      <style:text-properties style:text-underline-style="none" fo:font-weight="normal" officeooo:rsid="0014a664" officeooo:paragraph-rsid="00053d08" style:font-weight-asian="normal" style:font-weight-complex="normal"/>
    </style:style>
    <style:style style:name="P111" style:family="paragraph" style:parent-style-name="Standard" style:list-style-name="L8">
      <style:text-properties style:text-underline-style="none" fo:font-weight="normal" officeooo:rsid="00163b78" officeooo:paragraph-rsid="00053d08" style:font-weight-asian="normal" style:font-weight-complex="normal"/>
    </style:style>
    <style:style style:name="P112" style:family="paragraph" style:parent-style-name="Standard" style:list-style-name="L8">
      <style:text-properties style:text-underline-style="none" fo:font-weight="normal" officeooo:rsid="00226e28" officeooo:paragraph-rsid="00053d08" style:font-weight-asian="normal" style:font-weight-complex="normal"/>
    </style:style>
    <style:style style:name="P113" style:family="paragraph" style:parent-style-name="Standard">
      <style:text-properties style:text-underline-style="none" fo:font-weight="bold" officeooo:rsid="0027a847" officeooo:paragraph-rsid="0003bcaf" style:font-weight-asian="bold" style:font-weight-complex="bold"/>
    </style:style>
    <style:style style:name="T1" style:family="text">
      <style:text-properties officeooo:rsid="0001dc1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9f5e" style:font-weight-asian="normal" style:font-weight-complex="normal"/>
    </style:style>
    <style:style style:name="T6" style:family="text">
      <style:text-properties style:text-underline-style="none" fo:font-weight="normal" officeooo:rsid="000a2bb9" style:font-weight-asian="normal" style:font-weight-complex="normal"/>
    </style:style>
    <style:style style:name="T7" style:family="text">
      <style:text-properties style:text-underline-style="none" fo:font-weight="normal" officeooo:rsid="000e1a29" style:font-weight-asian="normal" style:font-weight-complex="normal"/>
    </style:style>
    <style:style style:name="T8" style:family="text">
      <style:text-properties style:text-underline-style="none" fo:font-weight="normal" officeooo:rsid="000fc14f" style:font-weight-asian="normal" style:font-weight-complex="normal"/>
    </style:style>
    <style:style style:name="T9" style:family="text">
      <style:text-properties style:text-underline-style="none" fo:font-weight="normal" officeooo:rsid="00149a9d" style:font-weight-asian="normal" style:font-weight-complex="normal"/>
    </style:style>
    <style:style style:name="T10" style:family="text">
      <style:text-properties style:text-underline-style="none" fo:font-weight="normal" officeooo:rsid="001e812a" style:font-weight-asian="normal" style:font-weight-complex="normal"/>
    </style:style>
    <style:style style:name="T11" style:family="text">
      <style:text-properties style:text-underline-style="none" fo:font-weight="normal" officeooo:rsid="00050fac" style:font-weight-asian="normal" style:font-weight-complex="normal"/>
    </style:style>
    <style:style style:name="T12" style:family="text">
      <style:text-properties style:text-underline-style="none" fo:font-weight="normal" officeooo:rsid="00088fc3" style:font-weight-asian="normal" style:font-weight-complex="normal"/>
    </style:style>
    <style:style style:name="T13" style:family="text">
      <style:text-properties style:text-underline-style="none" fo:font-weight="normal" officeooo:rsid="000a8df5" style:font-weight-asian="normal" style:font-weight-complex="normal"/>
    </style:style>
    <style:style style:name="T14" style:family="text">
      <style:text-properties style:text-underline-style="none" fo:font-weight="normal" officeooo:rsid="001352ca" style:font-weight-asian="normal" style:font-weight-complex="normal"/>
    </style:style>
    <style:style style:name="T15" style:family="text">
      <style:text-properties style:text-underline-style="none" fo:font-weight="normal" officeooo:rsid="00206fdd" style:font-weight-asian="normal" style:font-weight-complex="normal"/>
    </style:style>
    <style:style style:name="T16" style:family="text">
      <style:text-properties style:text-underline-style="none" fo:font-weight="normal" officeooo:rsid="0020a685" style:font-weight-asian="normal" style:font-weight-complex="normal"/>
    </style:style>
    <style:style style:name="T17" style:family="text">
      <style:text-properties style:text-underline-style="none" officeooo:rsid="000e1a29"/>
    </style:style>
    <style:style style:name="T18" style:family="text">
      <style:text-properties style:text-underline-style="none" officeooo:rsid="000fc14f"/>
    </style:style>
    <style:style style:name="T19" style:family="text">
      <style:text-properties style:text-underline-style="none" officeooo:rsid="001e812a"/>
    </style:style>
    <style:style style:name="T20" style:family="text">
      <style:text-properties style:text-underline-style="none" officeooo:rsid="000d8084"/>
    </style:style>
    <style:style style:name="T21" style:family="text">
      <style:text-properties style:text-underline-style="none" officeooo:rsid="00206fd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4a3e4" style:font-weight-asian="normal" style:font-weight-complex="normal"/>
    </style:style>
    <style:style style:name="T24" style:family="text">
      <style:text-properties fo:font-weight="normal" officeooo:rsid="00050fac" style:font-weight-asian="normal" style:font-weight-complex="normal"/>
    </style:style>
    <style:style style:name="T25" style:family="text">
      <style:text-properties fo:font-weight="normal" officeooo:rsid="000996c1" style:font-weight-asian="normal" style:font-weight-complex="normal"/>
    </style:style>
    <style:style style:name="T26" style:family="text">
      <style:text-properties fo:font-weight="normal" officeooo:rsid="000d1e22" style:font-weight-asian="normal" style:font-weight-complex="normal"/>
    </style:style>
    <style:style style:name="T27" style:family="text">
      <style:text-properties fo:font-weight="normal" officeooo:rsid="001b616f" style:font-weight-asian="normal" style:font-weight-complex="normal"/>
    </style:style>
    <style:style style:name="T28" style:family="text">
      <style:text-properties fo:font-weight="normal" officeooo:rsid="00153a07" style:font-weight-asian="normal" style:font-weight-complex="normal"/>
    </style:style>
    <style:style style:name="T29" style:family="text">
      <style:text-properties fo:color="#ce181e" fo:font-weight="normal" officeooo:rsid="0001e421" style:font-weight-asian="normal" style:font-weight-complex="normal"/>
    </style:style>
    <style:style style:name="T30" style:family="text">
      <style:text-properties fo:color="#ce181e" style:text-underline-style="none" fo:font-weight="normal" officeooo:rsid="0017ad43" style:font-weight-asian="normal" style:font-weight-complex="normal"/>
    </style:style>
    <style:style style:name="T31" style:family="text">
      <style:text-properties fo:color="#ce181e" style:text-underline-style="none" officeooo:rsid="0017ad43"/>
    </style:style>
    <style:style style:name="T32" style:family="text">
      <style:text-properties officeooo:rsid="0001e421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0fc14f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050fac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2416cf" style:font-weight-asian="bold" style:font-weight-complex="bold"/>
    </style:style>
    <style:style style:name="T39" style:family="text">
      <style:text-properties officeooo:rsid="00050fac"/>
    </style:style>
    <style:style style:name="T40" style:family="text">
      <style:text-properties officeooo:rsid="000996c1"/>
    </style:style>
    <style:style style:name="T41" style:family="text">
      <style:text-properties officeooo:rsid="000d1e22"/>
    </style:style>
    <style:style style:name="T42" style:family="text">
      <style:text-properties officeooo:rsid="001b616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115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estatais:</text:p>
      <text:list xml:id="list3664913112" text:style-name="L1">
        <text:list-item>
          <text:p text:style-name="P22">não <text:span text:style-name="T22">integram a Administração Pública;</text:span></text:p>
        </text:list-item>
        <text:list-item>
          <text:p text:style-name="P84">pessoas privadas;</text:p>
        </text:list-item>
        <text:list-item>
          <text:p text:style-name="P84">sem fins lucrativos;</text:p>
        </text:list-item>
        <text:list-item>
          <text:p text:style-name="P22"><text:span text:style-name="T22">exercem função típica </text:span>não<text:span text:style-name="T22"> exclusiva do Estado;</text:span></text:p>
        </text:list-item>
        <text:list-item>
          <text:p text:style-name="P84">sujeitam-se ao controle direto e indireto do Poder Público;</text:p>
        </text:list-item>
        <text:list-item>
          <text:p text:style-name="P23"><text:span text:style-name="T22">integram o </text:span>3º setor<text:span text:style-name="T22">.</text:span></text:p>
        </text:list-item>
      </text:list>
      <text:p text:style-name="P15"/>
      <text:p text:style-name="P15">1º setor → Estado.</text:p>
      <text:p text:style-name="P15">2º setor → mercado.</text:p>
      <text:p text:style-name="P3"><text:span text:style-name="T22">3º setor → paraestatais. </text:span><text:span text:style-name="T29">[presta atividade de interesse público]</text:span></text:p>
      <text:p text:style-name="P16"/>
      <text:p text:style-name="P4"><text:span text:style-name="T32">E</text:span>ntidades do 3º setor<text:span text:style-name="T22"> </text:span>não<text:span text:style-name="T22"> precisam necessariamente manter vínculo com o Poder Público.</text:span></text:p>
      <text:list xml:id="list3618199010" text:style-name="L2">
        <text:list-item>
          <text:p text:style-name="P24"><text:span text:style-name="T22">se </text:span>não<text:span text:style-name="T22"> mantiver vínculo → entidade do 3º setor;</text:span></text:p>
        </text:list-item>
        <text:list-item>
          <text:p text:style-name="P24"><text:span text:style-name="T22">se mantiver vínculo → entidade </text:span>paraestatal<text:span text:style-name="T22">.</text:span></text:p>
        </text:list-item>
      </text:list>
      <text:p text:style-name="P17"/>
      <text:p text:style-name="P18">Serviços Sociais Autônomos (SSA):</text:p>
      <text:list xml:id="list3165955975" text:style-name="L3">
        <text:list-item>
          <text:p text:style-name="P85">criação → autorização por lei;</text:p>
        </text:list-item>
        <text:list-item>
          <text:p text:style-name="P85">aquisição de PJ → inscrição dos atos constitutivos no registro competente;</text:p>
        </text:list-item>
        <text:list-item>
          <text:p text:style-name="P25"><text:span text:style-name="T22">atividades mantidas predominantemente por contribuições </text:span>compulsórias<text:span text:style-name="T22"> de certos contribuintes (</text:span>contribuições parafiscais<text:span text:style-name="T22">);</text:span></text:p>
          <text:list>
            <text:list-item>
              <text:p text:style-name="P86">RFB arrecada;</text:p>
            </text:list-item>
            <text:list-item>
              <text:p text:style-name="P26"><text:span text:style-name="T22">RFB remete </text:span><text:span text:style-name="T2">diretamente</text:span><text:span text:style-name="T4"> às entidades, logo </text:span><text:span text:style-name="T2">não</text:span><text:span text:style-name="T4"> transita pelo Erário;</text:span></text:p>
            </text:list-item>
            <text:list-item>
              <text:p text:style-name="P27"><text:span text:style-name="T4">aplicação </text:span><text:span text:style-name="T2">deve</text:span><text:span text:style-name="T4"> estar vinculada aos objetivos institucionais definidos na lei instituidora;</text:span></text:p>
            </text:list-item>
            <text:list-item>
              <text:p text:style-name="P28"><text:span text:style-name="T4">contribuintes → PJ incluíd</text:span><text:span text:style-name="T5">a</text:span><text:span text:style-name="T4">s no setor econômico a que está vinculada a entidade;</text:span></text:p>
            </text:list-item>
          </text:list>
        </text:list-item>
        <text:list-item>
          <text:p text:style-name="P29"><text:span text:style-name="T2">não</text:span><text:span text:style-name="T4"> prestam serviço público delegado pelo Estado, mas </text:span><text:span text:style-name="T2">atividade privada de interesse público</text:span><text:span text:style-name="T4"> </text:span><text:span text:style-name="T6">(serviços não exclusivos do Estado);</text:span></text:p>
        </text:list-item>
        <text:list-item>
          <text:p text:style-name="P30"><text:span text:style-name="T6">v</text:span><text:span text:style-name="T4">inculados à supervisão ministerial e devem prestar contas ao TCU;</text:span></text:p>
        </text:list-item>
        <text:list-item>
          <text:p text:style-name="P31"><text:span text:style-name="T4">TCU: SSAs, nas suas contratações, devem observar </text:span><text:span text:style-name="T34">apenas</text:span><text:span text:style-name="T4"> os princípios da Administração Pública, e </text:span><text:span text:style-name="T2">não</text:span><text:span text:style-name="T4"> necessariamente os procedimentos previstos na L8666, </text:span><text:span text:style-name="T7">podendo </text:span><text:span text:style-name="T17">editar regulamentos próprios</text:span><text:span text:style-name="T7"> para definir regras relativas a</text:span><text:span text:style-name="T8">os contratos, mas </text:span><text:span text:style-name="T18">não</text:span><text:span text:style-name="T8"> podem </text:span><text:span text:style-name="T35">inovar</text:span><text:span text:style-name="T8"> no ordenamento jurídico;</text:span></text:p>
        </text:list-item>
        <text:list-item>
          <text:p text:style-name="P32"><text:span text:style-name="T18">n</text:span><text:span text:style-name="T2">ão</text:span><text:span text:style-name="T4"> estão obrigadas a realizar concurso público para contratar pessoal.</text:span></text:p>
        </text:list-item>
      </text:list>
      <text:p text:style-name="P19"/>
      <text:p text:style-name="P5"><text:span text:style-name="T4">Organizações Sociais </text:span><text:span text:style-name="T9">(OS)</text:span><text:span text:style-name="T4">:</text:span></text:p>
      <text:list xml:id="list1224387365" text:style-name="L4">
        <text:list-item>
          <text:p text:style-name="P33"><text:span text:style-name="T4">mediante </text:span><text:span text:style-name="T33">contrato de gestão</text:span><text:span text:style-name="T4">;</text:span></text:p>
        </text:list-item>
        <text:list-item>
          <text:p text:style-name="P97">pode resultar de extinção de entidade integrante da Administração Pública Indireta (Programa de Publicização);</text:p>
        </text:list-item>
        <text:list-item>
          <text:p text:style-name="P98">requisitos para se qualificar como OS:</text:p>
          <text:list>
            <text:list-item>
              <text:p text:style-name="P98">PJ de direito privado;</text:p>
            </text:list-item>
            <text:list-item>
              <text:p text:style-name="P98">sem fins lucrativos;</text:p>
            </text:list-item>
            <text:list-item>
              <text:p text:style-name="P98">atividades: ensino, pesquisa científica, desenvolvimento tecnológico, proteção do meio ambiente, cultura, saúde;</text:p>
            </text:list-item>
          </text:list>
        </text:list-item>
        <text:list-item>
          <text:p text:style-name="P34"><text:span text:style-name="T4">a qualificação como OS é </text:span><text:span text:style-name="T2">ato discricionário</text:span><text:span text:style-name="T4"> do Poder Público;</text:span></text:p>
        </text:list-item>
        <text:list-item>
          <text:p text:style-name="P99">contrato de gestão deve observar o LIMPE e também:</text:p>
          <text:list>
            <text:list-item>
              <text:p text:style-name="P35"><text:span text:style-name="T4">especificar </text:span><text:span text:style-name="T2">programa de trabalho</text:span><text:span text:style-name="T4"> e </text:span><text:span text:style-name="T2">estipular metas</text:span><text:span text:style-name="T4">;</text:span></text:p>
            </text:list-item>
            <text:list-item>
              <text:p text:style-name="P35"><text:soft-page-break/><text:span text:style-name="T4">prever </text:span><text:span text:style-name="T2">avaliação de desempenho</text:span><text:span text:style-name="T4">, mediante indicadores de qualidade e produtividade;</text:span></text:p>
            </text:list-item>
            <text:list-item>
              <text:p text:style-name="P35"><text:span text:style-name="T4">estipular </text:span><text:span text:style-name="T2">limites e critérios para despesa com remuneração</text:span><text:span text:style-name="T4"> e vantagens de qualquer natureza a serem percebidas pelos dirigentes e empregados;</text:span></text:p>
            </text:list-item>
          </text:list>
        </text:list-item>
        <text:list-item>
          <text:p text:style-name="P36"><text:span text:style-name="T2">não</text:span><text:span text:style-name="T4"> prestam serviço público delegado pelo Estado, mas </text:span><text:span text:style-name="T2">atividade privada de interesse público</text:span><text:span text:style-name="T4"> (serviços não exclusivos do Estado);</text:span></text:p>
        </text:list-item>
        <text:list-item>
          <text:p text:style-name="P100">o fomento do Estado à OS pode se dar:</text:p>
          <text:list>
            <text:list-item>
              <text:p text:style-name="P100">por destinação de recursos orçamentários;</text:p>
            </text:list-item>
            <text:list-item>
              <text:p text:style-name="P37"><text:span text:style-name="T4">por destinação de bens públicos, </text:span><text:span text:style-name="T2">dispensada </text:span><text:span text:style-name="T4">a licitação, mediante permissão de uso;</text:span></text:p>
            </text:list-item>
            <text:list-item>
              <text:p text:style-name="P37"><text:span text:style-name="T4">por cessão especial de servidor, devendo o </text:span><text:span text:style-name="T2">órgão de origem</text:span><text:span text:style-name="T4"> arcar com sua remuneração;</text:span></text:p>
            </text:list-item>
          </text:list>
        </text:list-item>
        <text:list-item>
          <text:p text:style-name="P38"><text:span text:style-name="T4">quando Administração Pública contrata com OS, a licitação é </text:span><text:span text:style-name="T2">dispensável </text:span><text:span text:style-name="T4">desde que o serviço esteja previsto no contrato de gestão;</text:span></text:p>
        </text:list-item>
        <text:list-item>
          <text:p text:style-name="P39"><text:span text:style-name="T10">se a OS for a </text:span><text:span text:style-name="T19">contratante</text:span><text:span text:style-name="T10">, ela </text:span><text:span text:style-name="T19">não</text:span><text:span text:style-name="T10"> precisa realizar licitação</text:span><text:span text:style-name="T4">.</text:span></text:p>
        </text:list-item>
      </text:list>
      <text:p text:style-name="P20"/>
      <text:p text:style-name="P21">Organizações da Sociedade Civil de Interesse Público (OSCIP):</text:p>
      <text:list xml:id="list4182708387" text:style-name="L5">
        <text:list-item>
          <text:p text:style-name="P87"><text:span text:style-name="T2">mediante </text:span><text:span text:style-name="T37">termo de </text:span><text:span text:style-name="T38">parceria</text:span><text:span text:style-name="T2">;</text:span></text:p>
        </text:list-item>
        <text:list-item>
          <text:p text:style-name="P88"><text:span text:style-name="T2">só podem se qualificar como OSCIP as PJs de direito privado sem fins lucrativos que tenha sido </text:span><text:span text:style-name="T3">constituídas</text:span><text:span text:style-name="T2"> e se encontrem em </text:span><text:span text:style-name="T3">funcionamento regular </text:span><text:span text:style-name="T2">há pelo menos </text:span><text:span text:style-name="T3">3 anos.</text:span></text:p>
        </text:list-item>
      </text:list>
      <text:p text:style-name="P113"/>
      <text:p text:style-name="P6">Não<text:span text:style-name="T22"> podem se qualificar como OSCIP, entre outras:</text:span></text:p>
      <text:list xml:id="list3766030818" text:style-name="L6">
        <text:list-item>
          <text:p text:style-name="P89">OSes;</text:p>
        </text:list-item>
        <text:list-item>
          <text:p text:style-name="P89">cooperativas;</text:p>
        </text:list-item>
        <text:list-item>
          <text:p text:style-name="P89">fundações públicas;</text:p>
        </text:list-item>
        <text:list-item>
          <text:p text:style-name="P89">fundações, sociedades civis ou associações de direito privado criadas por órgão público ou por fundações públicas.</text:p>
        </text:list-item>
      </text:list>
      <text:p text:style-name="P90"/>
      <text:p text:style-name="P7"><text:span text:style-name="T22">OSCIP → requerimento feito ao </text:span>MJ<text:span text:style-name="T22">.</text:span></text:p>
      <text:p text:style-name="P7"><text:span text:style-name="T22">Outorga da qualificação como OSCIP é </text:span>ato vinculado<text:span text:style-name="T22">.</text:span></text:p>
      <text:p text:style-name="P90"/>
      <text:p text:style-name="P8"><text:span text:style-name="T22">É </text:span>possível<text:span text:style-name="T22"> vigência simultânea de dois ou mais </text:span>termos de parceria<text:span text:style-name="T22">, ainda que com o mesmo órgão estatal, desde que a OSCIP tenha capacidade </text:span>operacional<text:span text:style-name="T22">.</text:span></text:p>
      <text:p text:style-name="P91"/>
      <text:p text:style-name="P9"><text:span text:style-name="T22">MJ </text:span>qualifica<text:span text:style-name="T22"> como OSCIP, mas que </text:span>fiscaliza<text:span text:style-name="T22"> é o ministério da área de atuação da OSCIP </text:span><text:span text:style-name="T23">e pelos Conselhos de Políticas Públicas.</text:span></text:p>
      <text:p text:style-name="P92"/>
      <text:p text:style-name="P10"><text:span text:style-name="T23">S</text:span><text:span text:style-name="T22">e fiscal detectar irregularidade na aplicação de </text:span>recursos públicos<text:span text:style-name="T22">, deverá dar </text:span><text:span text:style-name="T39">imediata </text:span>ciência<text:span text:style-name="T22"> ao respectivo </text:span>Tribunal de Contas<text:span text:style-name="T22"> e ao </text:span>MP<text:span text:style-name="T22">, sob pena de responsabilidade </text:span>solidária<text:span text:style-name="T22">. </text:span><text:span text:style-name="T24">Também devem </text:span><text:span text:style-name="T39">representar</text:span><text:span text:style-name="T24"> ao </text:span><text:span text:style-name="T39">MP e AGU</text:span><text:span text:style-name="T24"> para que requeiram ao juízo competente a </text:span><text:span text:style-name="T36">decretação da indisponibilidade dos bens da entidade e o sequestro dos bens dos seus dirigentes, bem como de agente público ou terceiro, que possam ter enriquecido ilicitamente ou causado dano ao patrimônio público</text:span><text:span text:style-name="T11">.</text:span></text:p>
      <text:p text:style-name="P101"/>
      <text:p text:style-name="P11"><text:span text:style-name="T11">A </text:span><text:span text:style-name="T4">L8666/93 </text:span><text:span text:style-name="T2">não</text:span><text:span text:style-name="T4"> permite que a Administração contrate </text:span><text:span text:style-name="T2">OSCIP</text:span><text:span text:style-name="T4"> por dispensa de licitação, mas o permite para a </text:span><text:span text:style-name="T2">OS</text:span><text:span text:style-name="T4">.</text:span></text:p>
      <text:p text:style-name="P102"/>
      <text:p text:style-name="P12"><text:span text:style-name="T4">Perda da qualificação da OSCIP →</text:span><text:span text:style-name="T12"> deve ser amparada por fundadas evidências de erro ou fraude:</text:span></text:p>
      <text:list xml:id="list2276915757" text:style-name="L7">
        <text:list-item>
          <text:p text:style-name="P40"><text:span text:style-name="T4">mediante processo </text:span><text:span text:style-name="T2">administrativo</text:span><text:span text:style-name="T4"> no </text:span><text:span text:style-name="T2">MJ</text:span><text:span text:style-name="T4">, de ofício ou a pedido; ou</text:span></text:p>
        </text:list-item>
        <text:list-item>
          <text:p text:style-name="P40"><text:span text:style-name="T4">mediante processo </text:span><text:span text:style-name="T2">judicial</text:span><text:span text:style-name="T4">, de </text:span><text:span text:style-name="T2">iniciativa popular ou do MP</text:span><text:span text:style-name="T4">.</text:span></text:p>
        </text:list-item>
      </text:list>
      <text:p text:style-name="P103"><text:soft-page-break/></text:p>
      <text:p text:style-name="P13"><text:span text:style-name="T4">OS → exige-se Conselho de Administração, </text:span><text:span text:style-name="T13">com representantes do Poder Pùblico</text:span><text:span text:style-name="T4">.</text:span></text:p>
      <text:p text:style-name="P13"><text:span text:style-name="T4">OSCIP → exige-se Conselho Fiscal, </text:span><text:span text:style-name="T13">não precisa ter representantes do Poder Público</text:span><text:span text:style-name="T4">.</text:span></text:p>
      <text:p text:style-name="P104"/>
      <text:p text:style-name="P14"><text:span text:style-name="T2">L13019/14</text:span><text:span text:style-name="T4"> → Organizações da Sociedade Civil (OSC):</text:span></text:p>
      <text:list xml:id="list1208581918" text:style-name="L8">
        <text:list-item>
          <text:p text:style-name="P105">normas gerais p/ parceria Administração Pública x OSC;</text:p>
        </text:list-item>
        <text:list-item>
          <text:p text:style-name="P105">mútua cooperação;</text:p>
        </text:list-item>
        <text:list-item>
          <text:p text:style-name="P105">finalidades de interesse recíproco;</text:p>
        </text:list-item>
        <text:list-item>
          <text:p text:style-name="P41"><text:span text:style-name="T4">termo de colaboração, termo de fomento ou acordo de cooperação; </text:span><text:span text:style-name="T30">[produzem efeitos </text:span><text:span text:style-name="T31">após a publicação dos extratos</text:span><text:span text:style-name="T30"> no meio oficial de publicidade da Administração Pública]</text:span></text:p>
          <text:list>
            <text:list-item>
              <text:p text:style-name="P42"><text:span text:style-name="T2">termo de colaboração</text:span><text:span text:style-name="T4">:</text:span></text:p>
              <text:list>
                <text:list-item>
                  <text:p text:style-name="P106">proposto pela Administração Pública;</text:p>
                </text:list-item>
                <text:list-item>
                  <text:p text:style-name="P106">há transferência de recursos;</text:p>
                </text:list-item>
              </text:list>
            </text:list-item>
            <text:list-item>
              <text:p text:style-name="P42"><text:span text:style-name="T2">termo de fomento</text:span><text:span text:style-name="T4">:</text:span></text:p>
              <text:list>
                <text:list-item>
                  <text:p text:style-name="P106">proposto pela OSC;</text:p>
                </text:list-item>
                <text:list-item>
                  <text:p text:style-name="P106">há transferência de recursos;</text:p>
                </text:list-item>
              </text:list>
            </text:list-item>
            <text:list-item>
              <text:p text:style-name="P42"><text:span text:style-name="T2">acordo de cooperação</text:span><text:span text:style-name="T4">: não há transferência de recursos;</text:span></text:p>
            </text:list-item>
          </text:list>
        </text:list-item>
        <text:list-item>
          <text:p text:style-name="P107">aplicável em nível nacional;</text:p>
        </text:list-item>
        <text:list-item>
          <text:p text:style-name="P43"><text:span text:style-name="T4">Administração Pública → administração direta, autarquias, fundações e </text:span><text:span text:style-name="T2">empresas estatais dependentes </text:span><text:span text:style-name="T20">prestadoras de serviço público</text:span><text:span text:style-name="T4">;</text:span></text:p>
        </text:list-item>
        <text:list-item>
          <text:p text:style-name="P108">OSC → todas do 3º setor que formem parceria com o Poder Público:</text:p>
          <text:list>
            <text:list-item>
              <text:p text:style-name="P109">entidades privadas sem fins lucrativos; ou</text:p>
            </text:list-item>
            <text:list-item>
              <text:p text:style-name="P109">sociedades cooperativas; ou</text:p>
            </text:list-item>
            <text:list-item>
              <text:p text:style-name="P109">organizações religiosas;</text:p>
            </text:list-item>
          </text:list>
        </text:list-item>
        <text:list-item>
          <text:p text:style-name="P44"><text:span text:style-name="T2">não</text:span><text:span text:style-name="T4"> se aplica aos contratos de gestão firmados com OSes e termos de parceria firmados com OSCIPs, </text:span><text:span text:style-name="T14">nem aos SSAs;</text:span></text:p>
        </text:list-item>
        <text:list-item>
          <text:p text:style-name="P45"><text:span text:style-name="T2">convênios</text:span><text:span text:style-name="T4"> só podem ser celebrados em duas hipóteses:</text:span></text:p>
          <text:list>
            <text:list-item>
              <text:p text:style-name="P110">entre entes federados ou PJs a ele vinculadas; ou</text:p>
            </text:list-item>
            <text:list-item>
              <text:p text:style-name="P110">entidades filantrópicas sem fins lucrativos do SUS;</text:p>
            </text:list-item>
          </text:list>
        </text:list-item>
        <text:list-item>
          <text:p text:style-name="P46"><text:span text:style-name="T4">permite a </text:span><text:span text:style-name="T2">atuação em rede</text:span><text:span text:style-name="T4">, desde que:</text:span></text:p>
          <text:list>
            <text:list-item>
              <text:p text:style-name="P46"><text:span text:style-name="T4">OSC tenha mais de </text:span><text:span text:style-name="T2">5 anos de CNPJ</text:span><text:span text:style-name="T4">;</text:span></text:p>
            </text:list-item>
            <text:list-item>
              <text:p text:style-name="P111">capacidade técnica e operacional para supervisionar e orientar diretamente a organização com que ela estiver atuando em rede;</text:p>
            </text:list-item>
          </text:list>
        </text:list-item>
        <text:list-item>
          <text:p text:style-name="P47"><text:span text:style-name="T2">com</text:span><text:span text:style-name="T4"> chamamento público → termos de colaboração; termos de fomento; acordos de cooperação c/ compartilhamento de recurso patrimonial;</text:span></text:p>
        </text:list-item>
        <text:list-item>
          <text:p text:style-name="P47"><text:span text:style-name="T2">sem</text:span><text:span text:style-name="T4"> chamanento público → acordos de cooperação; termos de colaboração e de fomento c/ recursos de emendas parlamentares à LOA;</text:span></text:p>
        </text:list-item>
        <text:list-item>
          <text:p text:style-name="P48"><text:span text:style-name="T4">a realização de </text:span><text:span text:style-name="T2">procedimento de manifestação de interesse social</text:span><text:span text:style-name="T4"> </text:span><text:span text:style-name="T34">não</text:span><text:span text:style-name="T33"> </text:span><text:span text:style-name="T34">obriga</text:span><text:span text:style-name="T4"> a Administração a fazer o </text:span><text:span text:style-name="T2">chamamento público</text:span><text:span text:style-name="T4">, </text:span><text:span text:style-name="T34">nem dispensa</text:span><text:span text:style-name="T4"> a convocação por meio de chamamento público para firmar a parceria;</text:span></text:p>
        </text:list-item>
        <text:list-item>
          <text:p text:style-name="P49"><text:span text:style-name="T4">o procedimento de manifestação de interesse social </text:span><text:span text:style-name="T2">não</text:span><text:span text:style-name="T4"> é condição necessária para a realização do </text:span><text:span text:style-name="T2">chamamento público</text:span><text:span text:style-name="T4">;</text:span></text:p>
        </text:list-item>
        <text:list-item>
          <text:p text:style-name="P50"><text:span text:style-name="T4">prazo para </text:span><text:span text:style-name="T2">prestação de contas</text:span><text:span text:style-name="T4"> → até </text:span><text:span text:style-name="T2">90 dias</text:span><text:span text:style-name="T4"> do </text:span><text:span text:style-name="T34">término</text:span><text:span text:style-name="T4"> da vigência da parceria; ou </text:span><text:span text:style-name="T2">no final do exercício</text:span><text:span text:style-name="T4">, se parceria </text:span><text:span text:style-name="T34">exceder 1 ano</text:span><text:span text:style-name="T4">; </text:span><text:span text:style-name="T15">são prorrogáveis por mais </text:span><text:span text:style-name="T21">30 dias</text:span><text:span text:style-name="T15">;</text:span></text:p>
        </text:list-item>
        <text:list-item>
          <text:p text:style-name="P51"><text:span text:style-name="T4">prazo para a Administração analisar as contas prestadas → </text:span><text:span text:style-name="T2">150 dias</text:span><text:span text:style-name="T4"> + </text:span><text:span text:style-name="T2">150 dias</text:span><text:span text:style-name="T4">;</text:span></text:p>
        </text:list-item>
        <text:list-item>
          <text:p text:style-name="P52"><text:span text:style-name="T4">manifestação da Administração sobre as contas </text:span><text:span text:style-name="T2">deve ser conclusiva</text:span><text:span text:style-name="T4">:</text:span></text:p>
          <text:list>
            <text:list-item>
              <text:p text:style-name="P112"><text:soft-page-break/>aprovação sem ressalvas;</text:p>
            </text:list-item>
            <text:list-item>
              <text:p text:style-name="P112">aprovação com ressalvas; ou</text:p>
            </text:list-item>
            <text:list-item>
              <text:p text:style-name="P112">rejeição;</text:p>
            </text:list-item>
          </text:list>
        </text:list-item>
        <text:list-item>
          <text:p text:style-name="P53"><text:span text:style-name="T4">antes de rejeitar, a Administração, dentro dos seus 150 dias, deve conceder prazo de até </text:span><text:span text:style-name="T2">45 dias + 45 dias</text:span><text:span text:style-name="T4"> para OSC regularizar.</text:span></text:p>
        </text:list-item>
      </text:list>
      <text:p text:style-name="P54"><text:span text:style-name="T4"/></text:p>
      <text:p text:style-name="P57">Entidades de apoio<text:span text:style-name="T22">:</text:span></text:p>
      <text:list xml:id="list3784569416" text:style-name="L10">
        <text:list-item>
          <text:p text:style-name="P58"><text:span text:style-name="T22">PJ direito </text:span>privado<text:span text:style-name="T22">;</text:span></text:p>
        </text:list-item>
        <text:list-item>
          <text:p text:style-name="P58"><text:span text:style-name="T22">instituídas por servidores públicos, mas </text:span>em nome próprio<text:span text:style-name="T22">;</text:span></text:p>
        </text:list-item>
        <text:list-item>
          <text:p text:style-name="P58"><text:span text:style-name="T22">sob forma de fundação, associação ou cooperativa;</text:span></text:p>
        </text:list-item>
        <text:list-item>
          <text:p text:style-name="P58"><text:span text:style-name="T22">prestação de serviços sociais não exclusivos do Estado;</text:span></text:p>
        </text:list-item>
        <text:list-item>
          <text:p text:style-name="P58"><text:span text:style-name="T22">vínculo jurídico com Administração por </text:span>convênio<text:span text:style-name="T22">, em regra;</text:span></text:p>
        </text:list-item>
        <text:list-item>
          <text:p text:style-name="P59"><text:span text:style-name="T22">L8958 disciplina apenas um tipo de entidade de apoio → </text:span>fundações de apoio<text:span text:style-name="T22">:</text:span></text:p>
          <text:list>
            <text:list-item>
              <text:p text:style-name="P59"><text:span text:style-name="T22">IFES e ICT podem celebrar convênios e contratos com fundações de apoio por </text:span>dispensa<text:span text:style-name="T22"> de licitação;</text:span></text:p>
            </text:list-item>
            <text:list-item>
              <text:p text:style-name="P59"><text:span text:style-name="T22">outras entidades da Administração também podem contratar fundações de apoio por </text:span>dispensa<text:span text:style-name="T22"> de licitação;</text:span></text:p>
            </text:list-item>
            <text:list-item>
              <text:p text:style-name="P60"><text:span text:style-name="T22">são </text:span>paraestatais<text:span text:style-name="T22"> que cooperam com universidades públicas.</text:span></text:p>
            </text:list-item>
          </text:list>
        </text:list-item>
      </text:list>
      <text:p text:style-name="P61"><text:span text:style-name="T22"/></text:p>
      <text:p text:style-name="P62">Agências executivas<text:span text:style-name="T22">:</text:span></text:p>
      <text:list xml:id="list1502245916" text:style-name="L13">
        <text:list-item>
          <text:p text:style-name="P63">contrato de gestão<text:span text:style-name="T22">:</text:span></text:p>
          <text:list>
            <text:list-item>
              <text:p text:style-name="P63"><text:span text:style-name="T22">fixação de metas de desempenho;</text:span></text:p>
            </text:list-item>
            <text:list-item>
              <text:p text:style-name="P64"><text:span text:style-name="T22">periodicidade mínima → </text:span>1 ano<text:span text:style-name="T22">;</text:span></text:p>
            </text:list-item>
          </text:list>
        </text:list-item>
        <text:list-item>
          <text:p text:style-name="P65"><text:span text:style-name="T22">ampliação da autonomia </text:span>gerencial, orçamentária e financeira<text:span text:style-name="T22">;</text:span></text:p>
        </text:list-item>
        <text:list-item>
          <text:p text:style-name="P66"><text:span text:style-name="T22">deve haver plano de reestruturação e de desenvolvimento institucional em andamento;</text:span></text:p>
        </text:list-item>
        <text:list-item>
          <text:p text:style-name="P67"><text:span text:style-name="T22">reconhecimento como agência executiva → </text:span><text:span text:style-name="T25">por </text:span><text:span text:style-name="T40">decreto</text:span><text:span text:style-name="T25"> →</text:span><text:span text:style-name="T26"> é </text:span><text:span text:style-name="T41">discricionário</text:span><text:span text:style-name="T25">;</text:span></text:p>
        </text:list-item>
        <text:list-item>
          <text:p text:style-name="P68"><text:span text:style-name="T25">L</text:span><text:span text:style-name="T22">8666 → licitação </text:span>dispensável<text:span text:style-name="T22"> quando valor do contrato é de </text:span>até 20%<text:span text:style-name="T22"> do valor máximo do convite.</text:span></text:p>
        </text:list-item>
      </text:list>
      <text:p text:style-name="P69"><text:span text:style-name="T22"/></text:p>
      <text:p text:style-name="P70">Agências reguladoras<text:span text:style-name="T22">:</text:span></text:p>
      <text:list xml:id="list549383466" text:style-name="L14">
        <text:list-item>
          <text:p text:style-name="P71"><text:span text:style-name="T27">lei </text:span><text:span text:style-name="T42">pode ou não </text:span><text:span text:style-name="T27">impor necessidade de </text:span><text:span text:style-name="T22">contrato de gestão;</text:span></text:p>
        </text:list-item>
        <text:list-item>
          <text:p text:style-name="P73"><text:span text:style-name="T22">autarquias em regime especial;</text:span></text:p>
        </text:list-item>
        <text:list-item>
          <text:p text:style-name="P74">não<text:span text:style-name="T22"> há “desqualificação” de agência reguladora;</text:span></text:p>
        </text:list-item>
        <text:list-item>
          <text:p text:style-name="P75"><text:span text:style-name="T22">agência reguladora </text:span>pode<text:span text:style-name="T22"> se qualificar como agência executiva;</text:span></text:p>
        </text:list-item>
        <text:list-item>
          <text:p text:style-name="P76"><text:span text:style-name="T22">exercem função </text:span>típica de Estado<text:span text:style-name="T22">;</text:span></text:p>
        </text:list-item>
        <text:list-item>
          <text:p text:style-name="P77"><text:span text:style-name="T22">regulação → </text:span>intervenção indireta<text:span text:style-name="T22"> no domínio econômico;</text:span></text:p>
        </text:list-item>
        <text:list-item>
          <text:p text:style-name="P93">tem atribuição de <text:span text:style-name="T43">definir o valor da tarifa</text:span> cobrada dos consumidores;</text:p>
        </text:list-item>
        <text:list-item>
          <text:p text:style-name="P94">em regra, suas decisões definitivas constituem a <text:span text:style-name="T43">última instância administrativa;</text:span></text:p>
          <text:list>
            <text:list-item>
              <text:p text:style-name="P95">Exceç<text:span text:style-name="T44">ões</text:span> → por meio de <text:span text:style-name="T43">recurso hierárquico impróprio</text:span> (enviado p/ ministério supervisor), <text:span text:style-name="T44">nos seguintes casos:</text:span></text:p>
              <text:list>
                <text:list-item>
                  <text:p text:style-name="P96">controle da legalidade;</text:p>
                </text:list-item>
                <text:list-item>
                  <text:p text:style-name="P96">agência se distancia da política de Governo;</text:p>
                </text:list-item>
                <text:list-item>
                  <text:p text:style-name="P96">referente a atividades meio da entidade;</text:p>
                </text:list-item>
              </text:list>
            </text:list-item>
          </text:list>
        </text:list-item>
        <text:list-item>
          <text:p text:style-name="P78">teoria da captura<text:span text:style-name="T22">: visa impedir vinculação promíscua entre a agência e o governo instituidor ou os entes regulados, com flagrante comprometimento da independência da pessoa reguladora (“risco de captura”);</text:span></text:p>
        </text:list-item>
        <text:list-item>
          <text:p text:style-name="P79"><text:soft-page-break/>mandatos fixos<text:span text:style-name="T22"> para os dirigentes, </text:span><text:span text:style-name="T28">perdem cargo apenas:</text:span></text:p>
          <text:list>
            <text:list-item>
              <text:p text:style-name="P80"><text:span text:style-name="T22">por renúncia;</text:span></text:p>
            </text:list-item>
            <text:list-item>
              <text:p text:style-name="P80"><text:span text:style-name="T22">condenação judicial transitada em julgado;</text:span></text:p>
            </text:list-item>
            <text:list-item>
              <text:p text:style-name="P80"><text:span text:style-name="T22">por PAD;</text:span></text:p>
            </text:list-item>
            <text:list-item>
              <text:p text:style-name="P81"><text:span text:style-name="T22">lei de criação poderá prever outras hipóteses;</text:span></text:p>
            </text:list-item>
          </text:list>
        </text:list-item>
        <text:list-item>
          <text:p text:style-name="P79"><text:span text:style-name="T22">quarentena (4 meses) quando dirigentes saem;</text:span></text:p>
        </text:list-item>
        <text:list-item>
          <text:p text:style-name="P82"><text:span text:style-name="T22">PR escolhe dirigente, SF aprova;</text:span></text:p>
        </text:list-item>
        <text:list-item>
          <text:p text:style-name="P82"><text:span text:style-name="T22">dirigente deve atender a critérios técnicos e ter reputação ilibada;</text:span></text:p>
        </text:list-item>
        <text:list-item>
          <text:p text:style-name="P71"><text:span text:style-name="T22">regime de colegiado.</text:span></text:p>
        </text:list-item>
      </text:list>
      <text:p text:style-name="P72"><text:span text:style-name="T22"/></text:p>
      <text:p text:style-name="P83">Deslegalização<text:span text:style-name="T22"> → quando Legislativo rebaixa hierarquicamente determinada matéria para que seja tratada por regulamento.</text:span></text:p>
      <text:p text:style-name="P83"><text:span text:style-name="T22"/></text:p>
      <text:p text:style-name="P56"><text:span text:style-name="T22">Poder regulamentar =/= poder regulatório:</text:span></text:p>
      <text:list xml:id="list198662596" text:style-name="L15">
        <text:list-item>
          <text:p text:style-name="P55"><text:span text:style-name="T22">poder regulamentar → caráter político, privativo do Chefe do Executivo;</text:span></text:p>
        </text:list-item>
        <text:list-item>
          <text:p text:style-name="P55"><text:span text:style-name="T4">poder regulatório → caráter técnico, </text:span><text:span text:style-name="T16">das agências reguladoras</text:span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c39" officeooo:paragraph-rsid="00001c39"/>
    </style:style>
    <style:style style:name="MT1" style:family="text">
      <style:text-properties officeooo:rsid="0001dc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Paraestatais e terceiro setor. <text:span text:style-name="MT1">Agências reguladoras e executivas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5T19:43:03.995000000</dc:date>
    <meta:editing-duration>PT1M6S</meta:editing-duration>
    <meta:editing-cycles>5</meta:editing-cycles>
    <meta:document-statistic meta:table-count="0" meta:image-count="0" meta:object-count="0" meta:page-count="5" meta:paragraph-count="145" meta:word-count="1542" meta:character-count="9692" meta:non-whitespace-character-count="8414"/>
  </office:meta>
</office:document-meta>
</file>